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DerivativeAdv_0.01_20_0.00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D(Normal) Alt1</text:p>
          </table:table-cell>
          <table:table-cell office:value-type="string" calcext:value-type="string">
            <text:p>D(Normal) Alt2</text:p>
          </table:table-cell>
          <table:table-cell office:value-type="string" calcext:value-type="string">
            <text:p>D(Normal) Alt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lc Err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:upper</text:p>
          </table:table-cell>
          <table:table-cell office:value-type="float" office:value="-0.546438" calcext:value-type="float">
            <text:p>-0.546438</text:p>
          </table:table-cell>
          <table:table-cell office:value-type="float" office:value="1.01548" calcext:value-type="float">
            <text:p>1.01548</text:p>
          </table:table-cell>
          <table:table-cell office:value-type="float" office:value="-0.469042" calcext:value-type="float">
            <text:p>-0.469042</text:p>
          </table:table-cell>
          <table:table-cell office:value-type="float" office:value="1.244908" calcext:value-type="float">
            <text:p>1.244908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string" calcext:value-type="string">
            <text:p>C2:upper</text:p>
          </table:table-cell>
          <table:table-cell office:value-type="float" office:value="-0.694145" calcext:value-type="float">
            <text:p>-0.694145</text:p>
          </table:table-cell>
          <table:table-cell office:value-type="float" office:value="0.162694" calcext:value-type="float">
            <text:p>0.162694</text:p>
          </table:table-cell>
          <table:table-cell office:value-type="float" office:value="0.531451" calcext:value-type="float">
            <text:p>0.531451</text:p>
          </table:table-cell>
          <table:table-cell office:value-type="float" office:value="0.889239" calcext:value-type="float">
            <text:p>0.889239</text:p>
          </table:table-cell>
          <table:table-cell office:value-type="float" office:value="0.000605" calcext:value-type="float">
            <text:p>0.000605</text:p>
          </table:table-cell>
        </table:table-row>
        <table:table-row table:style-name="ro1">
          <table:table-cell office:value-type="string" calcext:value-type="string">
            <text:p>C4:upper</text:p>
          </table:table-cell>
          <table:table-cell office:value-type="float" office:value="0.531383" calcext:value-type="float">
            <text:p>0.531383</text:p>
          </table:table-cell>
          <table:table-cell office:value-type="float" office:value="0.052348" calcext:value-type="float">
            <text:p>0.052348</text:p>
          </table:table-cell>
          <table:table-cell office:value-type="float" office:value="-0.583731" calcext:value-type="float">
            <text:p>-0.583731</text:p>
          </table:table-cell>
          <table:table-cell office:value-type="float" office:value="0.791107" calcext:value-type="float">
            <text:p>0.791107</text:p>
          </table:table-cell>
          <table:table-cell office:value-type="float" office:value="0.000556" calcext:value-type="float">
            <text:p>0.000556</text:p>
          </table:table-cell>
        </table:table-row>
        <table:table-row table:style-name="ro1">
          <table:table-cell office:value-type="string" calcext:value-type="string">
            <text:p>A4:upper</text:p>
          </table:table-cell>
          <table:table-cell office:value-type="float" office:value="-0.539088" calcext:value-type="float">
            <text:p>-0.539088</text:p>
          </table:table-cell>
          <table:table-cell office:value-type="float" office:value="0.064869" calcext:value-type="float">
            <text:p>0.064869</text:p>
          </table:table-cell>
          <table:table-cell office:value-type="float" office:value="0.474219" calcext:value-type="float">
            <text:p>0.474219</text:p>
          </table:table-cell>
          <table:table-cell office:value-type="float" office:value="0.720908" calcext:value-type="float">
            <text:p>0.720908</text:p>
          </table:table-cell>
          <table:table-cell office:value-type="float" office:value="0.000609" calcext:value-type="float">
            <text:p>0.000609</text:p>
          </table:table-cell>
        </table:table-row>
        <table:table-row table:style-name="ro1">
          <table:table-cell office:value-type="string" calcext:value-type="string">
            <text:p>A5:upper</text:p>
          </table:table-cell>
          <table:table-cell office:value-type="float" office:value="0.525288" calcext:value-type="float">
            <text:p>0.525288</text:p>
          </table:table-cell>
          <table:table-cell office:value-type="float" office:value="-0.036789" calcext:value-type="float">
            <text:p>-0.036789</text:p>
          </table:table-cell>
          <table:table-cell office:value-type="float" office:value="-0.488499" calcext:value-type="float">
            <text:p>-0.488499</text:p>
          </table:table-cell>
          <table:table-cell office:value-type="float" office:value="0.71827" calcext:value-type="float">
            <text:p>0.71827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 office:value-type="string" calcext:value-type="string">
            <text:p>C3:upper</text:p>
          </table:table-cell>
          <table:table-cell office:value-type="float" office:value="-0.331211" calcext:value-type="float">
            <text:p>-0.331211</text:p>
          </table:table-cell>
          <table:table-cell office:value-type="float" office:value="-0.225836" calcext:value-type="float">
            <text:p>-0.225836</text:p>
          </table:table-cell>
          <table:table-cell office:value-type="float" office:value="0.557047" calcext:value-type="float">
            <text:p>0.557047</text:p>
          </table:table-cell>
          <table:table-cell office:value-type="float" office:value="0.686297" calcext:value-type="float">
            <text:p>0.686297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A1:upper</text:p>
          </table:table-cell>
          <table:table-cell office:value-type="float" office:value="0.061223" calcext:value-type="float">
            <text:p>0.061223</text:p>
          </table:table-cell>
          <table:table-cell office:value-type="float" office:value="0.348044" calcext:value-type="float">
            <text:p>0.348044</text:p>
          </table:table-cell>
          <table:table-cell office:value-type="float" office:value="-0.409267" calcext:value-type="float">
            <text:p>-0.409267</text:p>
          </table:table-cell>
          <table:table-cell office:value-type="float" office:value="0.540724" calcext:value-type="float">
            <text:p>0.540724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string" calcext:value-type="string">
            <text:p>A2:upper</text:p>
          </table:table-cell>
          <table:table-cell office:value-type="float" office:value="0.305884" calcext:value-type="float">
            <text:p>0.305884</text:p>
          </table:table-cell>
          <table:table-cell office:value-type="float" office:value="-0.337103" calcext:value-type="float">
            <text:p>-0.337103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0.456265" calcext:value-type="float">
            <text:p>0.456265</text:p>
          </table:table-cell>
          <table:table-cell office:value-type="float" office:value="0.000787" calcext:value-type="float">
            <text:p>0.000787</text:p>
          </table:table-cell>
        </table:table-row>
        <table:table-row table:style-name="ro1">
          <table:table-cell office:value-type="string" calcext:value-type="string">
            <text:p>C1:upper</text:p>
          </table:table-cell>
          <table:table-cell office:value-type="float" office:value="0.168881" calcext:value-type="float">
            <text:p>0.168881</text:p>
          </table:table-cell>
          <table:table-cell office:value-type="float" office:value="-0.360898" calcext:value-type="float">
            <text:p>-0.360898</text:p>
          </table:table-cell>
          <table:table-cell office:value-type="float" office:value="0.192017" calcext:value-type="float">
            <text:p>0.192017</text:p>
          </table:table-cell>
          <table:table-cell office:value-type="float" office:value="0.442311" calcext:value-type="float">
            <text:p>0.442311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B2:upper</text:p>
          </table:table-cell>
          <table:table-cell office:value-type="float" office:value="-0.129674" calcext:value-type="float">
            <text:p>-0.129674</text:p>
          </table:table-cell>
          <table:table-cell office:value-type="float" office:value="-0.099572" calcext:value-type="float">
            <text:p>-0.099572</text:p>
          </table:table-cell>
          <table:table-cell office:value-type="float" office:value="0.229247" calcext:value-type="float">
            <text:p>0.229247</text:p>
          </table:table-cell>
          <table:table-cell office:value-type="float" office:value="0.281574" calcext:value-type="float">
            <text:p>0.281574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string" calcext:value-type="string">
            <text:p>D2:upper</text:p>
          </table:table-cell>
          <table:table-cell office:value-type="float" office:value="-0.014172" calcext:value-type="float">
            <text:p>-0.014172</text:p>
          </table:table-cell>
          <table:table-cell office:value-type="float" office:value="-0.183725" calcext:value-type="float">
            <text:p>-0.183725</text:p>
          </table:table-cell>
          <table:table-cell office:value-type="float" office:value="0.197897" calcext:value-type="float">
            <text:p>0.197897</text:p>
          </table:table-cell>
          <table:table-cell office:value-type="float" office:value="0.270405" calcext:value-type="float">
            <text:p>0.270405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string" calcext:value-type="string">
            <text:p>D1:upper</text:p>
          </table:table-cell>
          <table:table-cell office:value-type="float" office:value="0.162327" calcext:value-type="float">
            <text:p>0.162327</text:p>
          </table:table-cell>
          <table:table-cell office:value-type="float" office:value="-0.111056" calcext:value-type="float">
            <text:p>-0.111056</text:p>
          </table:table-cell>
          <table:table-cell office:value-type="float" office:value="-0.051271" calcext:value-type="float">
            <text:p>-0.051271</text:p>
          </table:table-cell>
          <table:table-cell office:value-type="float" office:value="0.203254" calcext:value-type="float">
            <text:p>0.203254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string" calcext:value-type="string">
            <text:p>B1:upper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0.043142" calcext:value-type="float">
            <text:p>0.043142</text:p>
          </table:table-cell>
          <table:table-cell office:value-type="float" office:value="-0.155168" calcext:value-type="float">
            <text:p>-0.155168</text:p>
          </table:table-cell>
          <table:table-cell office:value-type="float" office:value="0.196184" calcext:value-type="float">
            <text:p>0.196184</text:p>
          </table:table-cell>
          <table:table-cell office:value-type="float" office:value="0.000923" calcext:value-type="float">
            <text:p>0.000923</text:p>
          </table:table-cell>
        </table:table-row>
        <table:table-row table:style-name="ro1">
          <table:table-cell office:value-type="string" calcext:value-type="string">
            <text:p>B3:upper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-0.020129" calcext:value-type="float">
            <text:p>-0.020129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0.000354" calcext:value-type="float">
            <text:p>0.000354</text:p>
          </table:table-cell>
        </table:table-row>
      </table:table>
      <table:named-expressions/>
      <table:database-ranges>
        <table:database-range table:name="__Anonymous_Sheet_DB__0" table:target-range-address="'SensitivityEx1_InfluenceDerivativeAdv_0.01_20_0.001'.A3:'SensitivityEx1_InfluenceDerivativeAdv_0.01_20_0.001'.F1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00:36:42.850111317</dc:date>
    <meta:editing-duration>PT9M58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